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ffab" officeooo:paragraph-rsid="0011ffab"/>
    </style:style>
    <style:style style:name="P2" style:family="paragraph" style:parent-style-name="Standard">
      <style:text-properties fo:font-weight="bold" officeooo:rsid="0011ffab" officeooo:paragraph-rsid="0011ffab" style:font-weight-asian="bold" style:font-weight-complex="bold"/>
    </style:style>
    <style:style style:name="P3" style:family="paragraph" style:parent-style-name="Standard">
      <style:text-properties fo:font-weight="bold" officeooo:rsid="0013057b" officeooo:paragraph-rsid="0013057b" style:font-weight-asian="bold" style:font-weight-complex="bold"/>
    </style:style>
    <style:style style:name="P4" style:family="paragraph" style:parent-style-name="Standard">
      <style:text-properties fo:font-weight="bold" officeooo:rsid="0013aa9e" officeooo:paragraph-rsid="0013aa9e" style:font-weight-asian="bold" style:font-weight-complex="bold"/>
    </style:style>
    <style:style style:name="P5" style:family="paragraph" style:parent-style-name="Standard">
      <style:text-properties fo:font-weight="bold" officeooo:rsid="0013aa9e" officeooo:paragraph-rsid="0014d596" style:font-weight-asian="bold" style:font-weight-complex="bold"/>
    </style:style>
    <style:style style:name="P6" style:family="paragraph" style:parent-style-name="Standard">
      <style:text-properties fo:font-weight="bold" officeooo:rsid="0013aa9e" officeooo:paragraph-rsid="00151ccd" style:font-weight-asian="bold" style:font-weight-complex="bold"/>
    </style:style>
    <style:style style:name="P7" style:family="paragraph" style:parent-style-name="Standard">
      <style:text-properties fo:font-weight="bold" officeooo:rsid="0014d596" officeooo:paragraph-rsid="0014d596" style:font-weight-asian="bold" style:font-weight-complex="bold"/>
    </style:style>
    <style:style style:name="P8" style:family="paragraph" style:parent-style-name="Standard">
      <style:text-properties fo:font-weight="bold" officeooo:rsid="00151ccd" officeooo:paragraph-rsid="00151ccd" style:font-weight-asian="bold" style:font-weight-complex="bold"/>
    </style:style>
    <style:style style:name="P9" style:family="paragraph" style:parent-style-name="Standard">
      <style:text-properties fo:font-weight="normal" officeooo:rsid="0011ffab" officeooo:paragraph-rsid="0011ffab" style:font-weight-asian="normal" style:font-weight-complex="normal"/>
    </style:style>
    <style:style style:name="P10" style:family="paragraph" style:parent-style-name="Standard">
      <style:text-properties fo:font-weight="normal" officeooo:rsid="0011ffab" officeooo:paragraph-rsid="0013057b" style:font-weight-asian="normal" style:font-weight-complex="normal"/>
    </style:style>
    <style:style style:name="P11" style:family="paragraph" style:parent-style-name="Standard">
      <style:text-properties fo:font-weight="normal" officeooo:rsid="0013057b" officeooo:paragraph-rsid="0013057b" style:font-weight-asian="normal" style:font-weight-complex="normal"/>
    </style:style>
    <style:style style:name="P12" style:family="paragraph" style:parent-style-name="Standard">
      <style:text-properties fo:font-weight="normal" officeooo:rsid="0013aa9e" officeooo:paragraph-rsid="0013aa9e" style:font-weight-asian="normal" style:font-weight-complex="normal"/>
    </style:style>
    <style:style style:name="P13" style:family="paragraph" style:parent-style-name="Standard">
      <style:text-properties fo:font-weight="normal" officeooo:rsid="0013aa9e" officeooo:paragraph-rsid="0014d596" style:font-weight-asian="normal" style:font-weight-complex="normal"/>
    </style:style>
    <style:style style:name="P14" style:family="paragraph" style:parent-style-name="Standard">
      <style:text-properties fo:font-weight="normal" officeooo:rsid="0013aa9e" officeooo:paragraph-rsid="00151ccd" style:font-weight-asian="normal" style:font-weight-complex="normal"/>
    </style:style>
    <style:style style:name="P15" style:family="paragraph" style:parent-style-name="Standard">
      <style:text-properties fo:font-weight="normal" officeooo:rsid="0013aa9e" officeooo:paragraph-rsid="00181a04" style:font-weight-asian="normal" style:font-weight-complex="normal"/>
    </style:style>
    <style:style style:name="P16" style:family="paragraph" style:parent-style-name="Standard">
      <style:text-properties fo:font-weight="normal" officeooo:rsid="0014d596" officeooo:paragraph-rsid="0014d596" style:font-weight-asian="normal" style:font-weight-complex="normal"/>
    </style:style>
    <style:style style:name="P17" style:family="paragraph" style:parent-style-name="Standard">
      <style:text-properties fo:font-weight="normal" officeooo:rsid="00151ccd" officeooo:paragraph-rsid="00151ccd" style:font-weight-asian="normal" style:font-weight-complex="normal"/>
    </style:style>
    <style:style style:name="P18" style:family="paragraph" style:parent-style-name="Standard">
      <style:text-properties fo:font-weight="normal" officeooo:rsid="00181a04" officeooo:paragraph-rsid="00181a04" style:font-weight-asian="normal" style:font-weight-complex="normal"/>
    </style:style>
    <style:style style:name="P19" style:family="paragraph" style:parent-style-name="Standard">
      <style:text-properties officeooo:rsid="0016b30a" officeooo:paragraph-rsid="0016b30a"/>
    </style:style>
    <style:style style:name="P20" style:family="paragraph" style:parent-style-name="Standard">
      <style:text-properties officeooo:rsid="00171368" officeooo:paragraph-rsid="00171368"/>
    </style:style>
    <style:style style:name="P21" style:family="paragraph" style:parent-style-name="Standard">
      <style:text-properties officeooo:paragraph-rsid="00171368"/>
    </style:style>
    <style:style style:name="P22" style:family="paragraph" style:parent-style-name="Standard">
      <style:text-properties officeooo:paragraph-rsid="0016b30a"/>
    </style:style>
    <style:style style:name="P23" style:family="paragraph" style:parent-style-name="Standard">
      <style:text-properties officeooo:rsid="00181a04" officeooo:paragraph-rsid="00181a04"/>
    </style:style>
    <style:style style:name="P24" style:family="paragraph" style:parent-style-name="Standard">
      <style:text-properties officeooo:paragraph-rsid="00181a04"/>
    </style:style>
    <style:style style:name="T1" style:family="text">
      <style:text-properties officeooo:rsid="0013057b"/>
    </style:style>
    <style:style style:name="T2" style:family="text">
      <style:text-properties officeooo:rsid="0014d596"/>
    </style:style>
    <style:style style:name="T3" style:family="text">
      <style:text-properties officeooo:rsid="00151ccd"/>
    </style:style>
    <style:style style:name="T4" style:family="text">
      <style:text-properties officeooo:rsid="0016b30a"/>
    </style:style>
    <style:style style:name="T5" style:family="text">
      <style:text-properties officeooo:rsid="00171368"/>
    </style:style>
    <style:style style:name="T6" style:family="text">
      <style:text-properties fo:font-weight="bold" style:font-weight-asian="bold" style:font-weight-complex="bold"/>
    </style:style>
    <style:style style:name="T7" style:family="text">
      <style:text-properties fo:font-weight="bold" officeooo:rsid="0016b30a" style:font-weight-asian="bold" style:font-weight-complex="bold"/>
    </style:style>
    <style:style style:name="T8" style:family="text">
      <style:text-properties officeooo:rsid="00181a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7">Mapping the demand for research equipment</text:span></text:p>
      <text:p text:style-name="Standard"/>
      <text:p text:style-name="P19">This survey was developed as a collaboration between the <text:a xlink:type="simple" xlink:href="https://www.rededepesquisadores.org/" text:style-name="Internet_20_link" text:visited-style-name="Visited_20_Internet_20_Link">Rede de Pesquisadores</text:a>, <text:a xlink:type="simple" xlink:href="https://openeuroscience.com/" text:style-name="Internet_20_link" text:visited-style-name="Visited_20_Internet_20_Link">OpenNeuroscience</text:a>, <text:a xlink:type="simple" xlink:href="https://prometheus-science.com/en_GB/" text:style-name="Internet_20_link" text:visited-style-name="Visited_20_Internet_20_Link">Prometheus Science</text:a>, <text:a xlink:type="simple" xlink:href="http://trendinafrica.org/" text:style-name="Internet_20_link" text:visited-style-name="Visited_20_Internet_20_Link">Trend in Africa</text:a>, and the <text:a xlink:type="simple" xlink:href="https://www.mozilla.org/en-US/" text:style-name="Internet_20_link" text:visited-style-name="Visited_20_Internet_20_Link">Mozilla Foundation</text:a>.</text:p>
      <text:p text:style-name="P19"/>
      <text:p text:style-name="P21"><text:span text:style-name="T5">Our goal is to identify what are the current demands and needs related to scientific equipment used by researchers/DIYers/curious people in their projects.</text:span></text:p>
      <text:p text:style-name="P21"/>
      <text:p text:style-name="P20">Your participation will enable us to develop a series of online tutorials and mentorships related to building affordable equipment. It will also help us identify opportunities for the creation of equipment distributed under open/permissive licenses. Under these types of licenses each and everyone of us can use, modify, copy, and improve the created equipment for their desired uses <text:s/></text:p>
      <text:p text:style-name="P21"/>
      <text:p text:style-name="P23">It should take less then 10 minutes to complete this questionnaire, and by filling it out you can opt-in to participate in a lottery for one of two books related to science and open source hardware. Your personal data will be kept private and won’t be passed on to third parties. </text:p>
      <text:p text:style-name="P23"/>
      <text:p text:style-name="P23">We appreciate your collaboration!</text:p>
      <text:p text:style-name="P23"/>
      <text:p text:style-name="P24"><text:span text:style-name="T8">The results of this survey (minus personal information) will be openly available on GitHub, as we believe sharing this information is the best way to empower others and enable them to develop their tools for the public good.</text:span></text:p>
      <text:p text:style-name="Standard"/>
      <text:p text:style-name="Standard"/>
      <text:p text:style-name="P1"/>
      <text:p text:style-name="P2">Information:</text:p>
      <text:p text:style-name="P2"/>
      <text:p text:style-name="P2">Name (Optional entry):</text:p>
      <text:p text:style-name="P9"/>
      <text:p text:style-name="P2">Would you like to be updated while this project develops?</text:p>
      <text:p text:style-name="P9">Yes</text:p>
      <text:p text:style-name="P9">No</text:p>
      <text:p text:style-name="P9"/>
      <text:p text:style-name="P2">Contact email (Optional entry):</text:p>
      <text:p text:style-name="P9"/>
      <text:p text:style-name="P9"/>
      <text:p text:style-name="P2">In case you win the prize, which of these books would you like best?</text:p>
      <text:p text:style-name="P9">Option 1 – 30 projects with Arduino</text:p>
      <text:p text:style-name="P9">Option 2 – Open source lab</text:p>
      <text:p text:style-name="P9"/>
      <text:p text:style-name="P2">Gender:</text:p>
      <text:p text:style-name="P9">Male</text:p>
      <text:p text:style-name="P9">Female</text:p>
      <text:p text:style-name="P9">Rather not say</text:p>
      <text:p text:style-name="P9"/>
      <text:p text:style-name="P2">Country:</text:p>
      <text:p text:style-name="P9">Multiple choice</text:p>
      <text:p text:style-name="P9"/>
      <text:p text:style-name="P2">State:</text:p>
      <text:p text:style-name="P9">Free text</text:p>
      <text:p text:style-name="P9"/>
      <text:p text:style-name="P9"><text:span text:style-name="T6">City</text:span>:</text:p>
      <text:p text:style-name="P9"><text:soft-page-break/>Free text</text:p>
      <text:p text:style-name="P9"/>
      <text:p text:style-name="P2">Education:</text:p>
      <text:p text:style-name="P2">Please tell us the highest degree achieved:</text:p>
      <text:p text:style-name="P2"/>
      <text:p text:style-name="P9">Basic school</text:p>
      <text:p text:style-name="P9">High school</text:p>
      <text:p text:style-name="P9">Technician</text:p>
      <text:p text:style-name="P9">Bachelors of science</text:p>
      <text:p text:style-name="P9">bachelors of art</text:p>
      <text:p text:style-name="P9">Specialization <text:span text:style-name="T1">(after undergrad studies)</text:span></text:p>
      <text:p text:style-name="P11">Masters</text:p>
      <text:p text:style-name="P11">PhD</text:p>
      <text:p text:style-name="P10"/>
      <text:p text:style-name="P3">Formation:</text:p>
      <text:p text:style-name="P11">Please tell us your educational background (biology, chemistry, physics, etc)</text:p>
      <text:p text:style-name="P11"/>
      <text:p text:style-name="P3">Are you associated to any institutions/groups/organizations?</text:p>
      <text:p text:style-name="P11">Yes</text:p>
      <text:p text:style-name="P11">No</text:p>
      <text:p text:style-name="P11"/>
      <text:p text:style-name="P3">If yes, would you mind sharing which one?</text:p>
      <text:p text:style-name="P18">Free text</text:p>
      <text:p text:style-name="P12"/>
      <text:p text:style-name="P4">If you are in an academic institution, what is your main occupation:</text:p>
      <text:p text:style-name="P12">Student</text:p>
      <text:p text:style-name="P12">Researcher</text:p>
      <text:p text:style-name="P12">Professor</text:p>
      <text:p text:style-name="P12">Operational activities</text:p>
      <text:p text:style-name="P12">Administrative tasks</text:p>
      <text:p text:style-name="P12"/>
      <text:p text:style-name="P4">Which of these are your main work area:</text:p>
      <text:p text:style-name="P12">Arts</text:p>
      <text:p text:style-name="P12">Biology</text:p>
      <text:p text:style-name="P12">Computer science</text:p>
      <text:p text:style-name="P12">Education</text:p>
      <text:p text:style-name="P12">Engineering</text:p>
      <text:p text:style-name="P12">Pharmacy</text:p>
      <text:p text:style-name="P12">Physics</text:p>
      <text:p text:style-name="P12">Geography</text:p>
      <text:p text:style-name="P12">Geology</text:p>
      <text:p text:style-name="P12">Mathematics</text:p>
      <text:p text:style-name="P12">Health</text:p>
      <text:p text:style-name="P12">Chemistry</text:p>
      <text:p text:style-name="P12">Other:</text:p>
      <text:p text:style-name="P12"/>
      <text:p text:style-name="P4">For how many years have you been working in this area?</text:p>
      <text:p text:style-name="P12">Short answer (years)</text:p>
      <text:p text:style-name="P12"/>
      <text:p text:style-name="P4">Open Technologies (Open Source):</text:p>
      <text:p text:style-name="P18">The open source movement is based on the idea that all the blueprints for software, hardware, equipment as well as articles and protocols can and should be freely distributed for use, study, <text:s/><text:soft-page-break/>customization and improvement. This movement started around the sixties and gained a lot of space with the development of the Internet. Examples include the web browser firefox, and the GNU/Linux operating system.</text:p>
      <text:p text:style-name="P15"/>
      <text:p text:style-name="P4">Do you use Open Technologies in your work/research/projects?</text:p>
      <text:p text:style-name="P12">Yes</text:p>
      <text:p text:style-name="P12">no</text:p>
      <text:p text:style-name="P12">I wouldn’t know</text:p>
      <text:p text:style-name="P11"/>
      <text:p text:style-name="P11"/>
      <text:p text:style-name="P4">Do you know anyone who is using open technologies?</text:p>
      <text:p text:style-name="P12">Yes</text:p>
      <text:p text:style-name="P12">no</text:p>
      <text:p text:style-name="P12">I wouldn’t know</text:p>
      <text:p text:style-name="P12"/>
      <text:p text:style-name="P4">Do you know any scientific equipment that is open source?</text:p>
      <text:p text:style-name="P12">(short answer)</text:p>
      <text:p text:style-name="P12"/>
      <text:p text:style-name="P12"/>
      <text:p text:style-name="P4">LABORATORY EQUIPMENT</text:p>
      <text:p text:style-name="P4">How do you perceive research equipment access inside your group/institution?</text:p>
      <text:p text:style-name="P12">Satisfactory</text:p>
      <text:p text:style-name="P12">Partially satisfactory</text:p>
      <text:p text:style-name="P12">Unsatisfactory</text:p>
      <text:p text:style-name="P16">Rather not say</text:p>
      <text:p text:style-name="P16"/>
      <text:p text:style-name="P16"/>
      <text:p text:style-name="P7">In case you feel there are difficulties related to equipment access, which of the following do you consider to be the biggest one?</text:p>
      <text:p text:style-name="P16">Too many users for a small number of equipment/tools</text:p>
      <text:p text:style-name="P16">Certain types of equipment are not available</text:p>
      <text:p text:style-name="P16">The amount of time necessary to repair/calibrate existing equipment </text:p>
      <text:p text:style-name="P16">I don’t see any difficulties in equipment access </text:p>
      <text:p text:style-name="P16"/>
      <text:p text:style-name="P7">Could you explain a bit your previous answer?</text:p>
      <text:p text:style-name="P16"/>
      <text:p text:style-name="P7"/>
      <text:p text:style-name="P7">Lab Equipment</text:p>
      <text:p text:style-name="P12"/>
      <text:p text:style-name="P5"><text:span text:style-name="T2">Which equipments/tools are most used in your lab/workspace?</text:span></text:p>
      <text:p text:style-name="P13"><text:span text:style-name="T2">Short answer</text:span></text:p>
      <text:p text:style-name="P13"/>
      <text:p text:style-name="P7">Was there ever a need to change a project due to problems related to equipment <text:span text:style-name="T3">use/access</text:span>?</text:p>
      <text:p text:style-name="P16">Yes</text:p>
      <text:p text:style-name="P16">no</text:p>
      <text:p text:style-name="P16">I wouldn’t know</text:p>
      <text:p text:style-name="P16"/>
      <text:p text:style-name="P7">If you answered yes above, could you tell us which equipment caused the change?</text:p>
      <text:p text:style-name="P13"><text:span text:style-name="T2">Short answer</text:span></text:p>
      <text:p text:style-name="P6"><text:span text:style-name="T3">In case any projects had to be changed due to access/problems, could you tell us why?</text:span></text:p>
      <text:p text:style-name="P14"><text:span text:style-name="T3">Equipment broke and it took too much time to repair it</text:span> </text:p>
      <text:p text:style-name="P17">Consumables were not available</text:p>
      <text:p text:style-name="P17"><text:soft-page-break/>Equipment unavailable (other reasons than being broken)</text:p>
      <text:p text:style-name="P17">Other: ___</text:p>
      <text:p text:style-name="P17"/>
      <text:p text:style-name="P8">If you funds were not a constrain and you could buy a new research equipment today, what would it be?</text:p>
      <text:p text:style-name="P17">Short answer</text:p>
      <text:p text:style-name="P17"/>
      <text:p text:style-name="P8">Would you consider buying equipment from new brands or building it yourself?</text:p>
      <text:p text:style-name="P17">Yes</text:p>
      <text:p text:style-name="P17">no</text:p>
      <text:p text:style-name="P17">maybe:____</text:p>
      <text:p text:style-name="P17"/>
      <text:p text:style-name="P8">Have you ever tested equipment from less know/new brands, built something yourself?</text:p>
      <text:p text:style-name="P17">Yes:____</text:p>
      <text:p text:style-name="P17">no</text:p>
      <text:p text:style-name="P17"/>
      <text:p text:style-name="P8">Laboratory equipment:</text:p>
      <text:p text:style-name="P8">In case you have already tested, built equipment yourself, you did it because:</text:p>
      <text:p text:style-name="P17">Only available brand</text:p>
      <text:p text:style-name="P17">Looking for affordable option</text:p>
      <text:p text:style-name="P17">Just to try out new things</text:p>
      <text:p text:style-name="P17">Brand was recommended by a colleague</text:p>
      <text:p text:style-name="P17">Needed to establish new protocols/experiments in the lab for which there were no options available in the market</text:p>
      <text:p text:style-name="P17"/>
      <text:p text:style-name="P8">Would you like to test research equipment from new brands <text:span text:style-name="T4">or distributed</text:span> under DIY paradigm?</text:p>
      <text:p text:style-name="P8"/>
      <text:p text:style-name="P8"/>
      <text:p text:style-name="P6"/>
      <text:p text:style-name="P11"/>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Maia Chagas</meta:initial-creator>
    <meta:creation-date>2018-09-26T13:23:02.981186531</meta:creation-date>
    <dc:date>2018-09-26T16:04:49.549315292</dc:date>
    <dc:creator>André Maia Chagas</dc:creator>
    <meta:editing-duration>PT20S</meta:editing-duration>
    <meta:editing-cycles>2</meta:editing-cycles>
    <meta:generator>LibreOffice/6.0.4.2$Linux_X86_64 LibreOffice_project/9b0d9b32d5dcda91d2f1a96dc04c645c450872bf</meta:generator>
    <meta:document-statistic meta:table-count="0" meta:image-count="0" meta:object-count="0" meta:page-count="4" meta:paragraph-count="120" meta:word-count="768" meta:character-count="4787" meta:non-whitespace-character-count="4130"/>
  </office:meta>
</office:document-meta>
</file>